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44c" officeooo:paragraph-rsid="0010044c"/>
    </style:style>
    <style:style style:name="P2" style:family="paragraph" style:parent-style-name="Standard">
      <style:text-properties officeooo:rsid="0010044c" officeooo:paragraph-rsid="0010044c" fo:background-color="#d4ea6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background-color="#d4ea6b" loext:char-shading-value="0"/>
    </style:style>
    <style:style style:name="T2" style:family="text">
      <style:text-properties fo:background-color="#d4ea6b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0. Positive anything is better than negative nothing </text:h>
      <text:p text:style-name="Text_20_body">This program will assign a random number to the variable <text:span text:style-name="Source_20_Text">n</text:span> each time it is executed. Complete the source code in order to print whether the number stored in the variable <text:span text:style-name="Source_20_Text">n</text:span> is positive or negative.</text:p>
      <text:list xml:id="list3659214987" text:style-name="L1">
        <text:list-item>
          <text:p text:style-name="P4">You can find the source code <text:a xlink:type="simple" xlink:href="https://intranet.hbtn.io/rltoken/7UBSgP4-dX9UI_R-fz7yYQ" office:target-frame-name="_blank" xlink:show="new" text:style-name="Internet_20_link" text:visited-style-name="Visited_20_Internet_20_Link">here</text:a> </text:p>
        </text:list-item>
        <text:list-item>
          <text:p text:style-name="P4">The variable <text:span text:style-name="Source_20_Text">n</text:span> will store a different value every time you will run this program </text:p>
        </text:list-item>
        <text:list-item>
          <text:p text:style-name="P4">You don’t have to understand what <text:span text:style-name="Source_20_Text">rand</text:span>, <text:span text:style-name="Source_20_Text">srand</text:span>, <text:span text:style-name="Source_20_Text">RAND_MAX</text:span> do. Please do not touch this code </text:p>
        </text:list-item>
        <text:list-item>
          <text:p text:style-name="P4">The output of the program should be: </text:p>
          <text:list>
            <text:list-item>
              <text:p text:style-name="P4">The number, followed by </text:p>
              <text:list>
                <text:list-item>
                  <text:p text:style-name="P4">if the number is greater than 0: <text:span text:style-name="Source_20_Text">is positive</text:span> </text:p>
                </text:list-item>
                <text:list-item>
                  <text:p text:style-name="P4">if the number is 0: <text:span text:style-name="Source_20_Text">is zero</text:span> </text:p>
                </text:list-item>
                <text:list-item>
                  <text:p text:style-name="P4">if the number is less than 0: <text:span text:style-name="Source_20_Text">is negative</text:span> </text:p>
                </text:list-item>
              </text:list>
            </text:list-item>
            <text:list-item>
              <text:p text:style-name="P3">followed by a new line </text:p>
            </text:list-item>
          </text:list>
        </text:list-item>
      </text:list>
      <text:p text:style-name="P2">source code:</text:p>
      <text:p text:style-name="P1"><text:a xlink:type="simple" xlink:href="https://github.com/holbertonschool/0x01.c/blob/master/0-positive_or_negative_c" text:style-name="Internet_20_link" text:visited-style-name="Visited_20_Internet_20_Link"><text:span text:style-name="T2">https://github.com/holbertonschool/0x01.c/blob/master/0-positive_or_negative_c</text:span></text:a></text:p>
      <text:p text:style-name="P2"/>
      <text:p text:style-name="P2">#include &lt;stdlib.h&gt;</text:p>
      <text:p text:style-name="P2">#include &lt;time.h&gt;</text:p>
      <text:p text:style-name="P2">/* more headers goes there */</text:p>
      <text:p text:style-name="P2"/>
      <text:p text:style-name="P2">/* betty style doc for function main goes there */</text:p>
      <text:p text:style-name="P2">int main(void)</text:p>
      <text:p text:style-name="P2">{</text:p>
      <text:p text:style-name="P2"><text:tab/>int n;</text:p>
      <text:p text:style-name="P2"/>
      <text:p text:style-name="P2"><text:tab/>srand(time(0));</text:p>
      <text:p text:style-name="P2"><text:tab/>n = rand() - RAND_MAX / 2;</text:p>
      <text:p text:style-name="P2"><text:tab/>/* your code goes there */</text:p>
      <text:p text:style-name="P2"><text:tab/>return (0);</text:p>
      <text:p text:style-name="P2">}</text:p>
      <text:p text:style-name="P2"/>
      <text:p text:style-name="P1">#include &lt;stdlib.h&gt;</text:p>
      <text:p text:style-name="P1">#include &lt;time.h&gt;</text:p>
      <text:p text:style-name="P1">/* more headers goes there */</text:p>
      <text:p text:style-name="P1"/>
      <text:p text:style-name="P1">/* betty style doc for function main goes there */</text:p>
      <text:p text:style-name="P1">int main(void)</text:p>
      <text:p text:style-name="P1">{</text:p>
      <text:p text:style-name="P1"><text:tab/>int n;</text:p>
      <text:p text:style-name="P1"/>
      <text:p text:style-name="P1"><text:tab/>srand(time(0));</text:p>
      <text:p text:style-name="P1"><text:tab/>n = rand() - RAND_MAX / 2;</text:p>
      <text:p text:style-name="P1"><text:tab/>/* your code goes there */</text:p>
      <text:p text:style-name="P1"><text:tab/>return (0);</text:p>
      <text:p text:style-name="P1"><text:soft-pag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2:11:43.939695104</meta:creation-date>
    <dc:date>2022-02-11T12:19:08.798275818</dc:date>
    <meta:editing-duration>PT7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219" meta:character-count="1192" meta:non-whitespace-character-count="999"/>
  </office:meta>
</office:document-meta>
</file>